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A58D8E447F.png" manifest:media-type="image/png"/>
  <manifest:file-entry manifest:full-path="Pictures/1000000100000160000000D0514DEB6C.png" manifest:media-type="image/png"/>
  <manifest:file-entry manifest:full-path="Pictures/100000010000013B000000253BCC886C.png" manifest:media-type="image/png"/>
  <manifest:file-entry manifest:full-path="Pictures/1000000100000231000001395FC0D2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><text:soft-page-break/></text:p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2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8T22:37:18.357000000</dc:date>
    <meta:editing-duration>PT14H44M11S</meta:editing-duration>
    <meta:editing-cycles>79</meta:editing-cycles>
    <meta:generator>LibreOffice/24.8.3.2$Windows_X86_64 LibreOffice_project/48a6bac9e7e268aeb4c3483fcf825c94556d9f92</meta:generator>
    <meta:document-statistic meta:table-count="0" meta:image-count="4" meta:object-count="0" meta:page-count="7" meta:paragraph-count="10" meta:word-count="44" meta:character-count="312" meta:non-whitespace-character-count="273"/>
  </office:meta>
</office:document-meta>
</file>